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3A0000046BD430DF0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/>
      <style:paragraph-properties fo:text-align="center"/>
      <style:text-properties fo:background-color="transparent"/>
    </style:style>
    <style:style style:name="P2" style:family="paragraph">
      <style:paragraph-properties fo:text-align="center"/>
    </style:style>
    <style:style style:name="T1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8e03a3" style:background-transparency="0%" draw:fill="solid" draw:fill-color="#8e03a3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27a02" draw:marker-start-width="0.1992in" draw:marker-end-width="0.1992in" draw:fill="none" draw:textarea-horizontal-align="justify" draw:textarea-vertical-align="middle" draw:auto-grow-height="false" fo:min-height="0.1291in" fo:min-width="0.4327in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mod" loext:value="7500"/>
          <loext:transformation loext:type="lumoff" loext:value="0"/>
        </loext:stroke-complex-color>
      </style:graphic-properties>
      <style:paragraph-properties style:writing-mode="lr-tb"/>
    </style:style>
    <style:style style:name="gr2" style:family="graphic">
      <style:graphic-properties svg:stroke-width="0.0201in" svg:stroke-color="#8e03a3" draw:marker-start-width="0.1689in" draw:marker-end-width="0.1689in" draw:fill="none" draw:textarea-horizontal-align="justify" draw:textarea-vertical-align="middle" draw:auto-grow-height="false" fo:min-height="0.1291in" fo:min-width="0.25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4" loext:color-type="theme">
          <loext:transformation loext:type="lumoff" loext:value="0"/>
        </loext:stroke-complex-color>
      </style:graphic-properties>
      <style:paragraph-properties style:writing-mode="lr-tb"/>
    </style:style>
    <style:style style:name="gr3" style:family="graphic">
      <style:graphic-properties svg:stroke-width="0.0201in" svg:stroke-color="#ffff00" draw:marker-start-width="0.1689in" draw:marker-end-width="0.1689in" draw:fill="none" draw:textarea-horizontal-align="justify" draw:textarea-vertical-align="middle" draw:auto-grow-height="false" fo:min-height="0.1291in" fo:min-width="1.0835in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>
        <loext:stroke-complex-color loext:theme-type="accent1" loext:color-type="theme">
          <loext:transformation loext:type="lumoff" loext:value="0"/>
        </loext:stroke-complex-color>
      </style:graphic-properties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Shape 1" draw:style-name="gr3" draw:text-style-name="P1" svg:width="1.0835in" svg:height="0.1295in" svg:x="-0.3437in" svg:y="2.0957in"><text:p text:style-name="P2"><text:span text:style-name="T1"/></text:p><draw:enhanced-geometry svg:viewBox="0 0 21600 21600" draw:type="rectangle" draw:enhanced-path="M 0 0 L 21600 0 21600 21600 0 21600 0 0 Z N"/></draw:custom-shape><draw:custom-shape text:anchor-type="paragraph" draw:z-index="2" draw:name="Shape 2" draw:style-name="gr2" draw:text-style-name="P1" svg:width="0.2504in" svg:height="0.1295in" svg:x="0.7398in" svg:y="2.0957in"><text:p/><draw:enhanced-geometry svg:viewBox="0 0 21600 21600" draw:type="rectangle" draw:enhanced-path="M 0 0 L 21600 0 21600 21600 0 21600 0 0 Z N"/></draw:custom-shape><draw:custom-shape text:anchor-type="paragraph" draw:z-index="3" draw:name="Shape 3" draw:style-name="gr1" draw:text-style-name="P1" svg:width="0.4331in" svg:height="0.1295in" svg:x="0.9898in" svg:y="2.0957in"><text:p/><draw:enhanced-geometry svg:viewBox="0 0 21600 21600" draw:type="rectangle" draw:enhanced-path="M 0 0 L 21600 0 21600 21600 0 21600 0 0 Z N"/></draw:custom-shape><draw:frame draw:style-name="fr1" draw:name="Image1" text:anchor-type="char" svg:x="-0.5193in" svg:y="1.6445in" svg:width="7.8744in" svg:height="4.8138in" draw:z-index="0"><draw:image xlink:href="Pictures/100000010000073A0000046BD430DF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01:01:18.373520748</meta:creation-date>
    <dc:date>2024-10-28T02:00:27.253239730</dc:date>
    <meta:editing-duration>PT48M5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6.2$Linux_X86_64 LibreOffice_project/8e9a753d9daaea75c34b417ba1bdf556bf2fc5b3</meta:generator>
  </office:meta>
</office:document-meta>
</file>